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style:text-underline-style="none" officeooo:paragraph-rsid="003956be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rsid="003d6b74" officeooo:paragraph-rsid="003af25f" style:font-size-asian="14pt" style:font-size-complex="14pt"/>
    </style:style>
    <style:style style:name="P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f07b1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UrbanBody">
      <style:text-properties style:font-name="Arial" fo:font-size="10.5pt" officeooo:paragraph-rsid="003f07b1" style:font-size-asian="10.5pt" style:font-size-complex="10.5pt"/>
    </style:style>
    <style:style style:name="P6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7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officeooo:paragraph-rsid="003953a1" style:font-size-asian="11pt" style:font-size-complex="11pt"/>
    </style:style>
    <style:style style:name="P10" style:family="paragraph" style:parent-style-name="UrbanBody">
      <style:text-properties style:font-name="Arial" fo:font-size="11pt" officeooo:rsid="00356754" officeooo:paragraph-rsid="003953a1" style:font-size-asian="11pt" style:font-size-complex="11pt"/>
    </style:style>
    <style:style style:name="P11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12" style:family="paragraph" style:parent-style-name="UrbanBody">
      <style:text-properties fo:color="#ce181e" style:font-name="Arial" fo:font-size="10.5pt" officeooo:rsid="002ab52c" officeooo:paragraph-rsid="003f07b1" fo:background-color="#fff200" style:font-size-asian="10.5pt" style:font-size-complex="10.5pt"/>
    </style:style>
    <style:style style:name="P13" style:family="paragraph" style:parent-style-name="UrbanBody">
      <style:text-properties fo:font-variant="normal" fo:text-transform="none" style:use-window-font-color="tru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style:font-name="Arial" fo:font-size="14pt" style:text-underline-style="none" officeooo:paragraph-rsid="003f07b1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officeooo:paragraph-rsid="003f07b1" style:font-size-asian="10pt" style:font-size-complex="10pt"/>
    </style:style>
    <style:style style:name="P1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f07b1" style:font-size-asian="10pt" style:font-size-complex="10pt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Arial" fo:font-size="11pt" fo:language="fr" fo:country="FR" officeooo:rsid="00356754" officeooo:paragraph-rsid="003953a1" style:font-size-asian="11pt" style:font-size-complex="11pt"/>
    </style:style>
    <style:style style:name="P18" style:family="paragraph" style:parent-style-name="Text_20_body">
      <style:paragraph-properties fo:margin-left="0cm" fo:margin-right="2.499cm" fo:margin-top="0cm" fo:margin-bottom="0.423cm" loext:contextual-spacing="false" fo:text-align="justify" style:justify-single-word="false" fo:text-indent="0cm" style:auto-text-indent="false"/>
      <style:text-properties style:font-name="Arial" fo:font-size="11pt" fo:language="fr" fo:country="FR" officeooo:paragraph-rsid="003953a1" style:font-size-asian="11pt" style:font-size-complex="11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1pt" fo:language="fr" fo:country="FR" officeooo:rsid="00356754" officeooo:paragraph-rsid="003953a1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0.5pt" officeooo:paragraph-rsid="004228a4" style:font-size-asian="10.5pt" style:font-size-complex="10.5pt"/>
    </style:style>
    <style:style style:name="P21" style:family="paragraph" style:parent-style-name="Text_20_body" style:list-style-name="L1" style:master-page-name="">
      <style:paragraph-properties fo:margin-top="0cm" fo:margin-bottom="0cm" loext:contextual-spacing="false" style:page-number="auto"/>
      <style:text-properties style:font-name="Arial" fo:font-size="11pt" fo:language="fr" fo:country="FR" officeooo:paragraph-rsid="003953a1" style:font-size-asian="11pt" style:font-size-complex="11pt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style:font-name="Arial" fo:font-size="11pt" fo:language="fr" fo:country="FR" officeooo:paragraph-rsid="003953a1" style:font-size-asian="11pt" style:font-size-complex="11pt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style:font-name="Arial" fo:font-size="11pt" fo:language="fr" fo:country="FR" officeooo:rsid="00356754" officeooo:paragraph-rsid="003953a1" style:font-size-asian="11pt" style:font-size-complex="11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61da0"/>
    </style:style>
    <style:style style:name="T5" style:family="text">
      <style:text-properties fo:color="#ce181e" officeooo:rsid="002ab52c" fo:background-color="#fff200" loext:char-shading-value="0"/>
    </style:style>
    <style:style style:name="T6" style:family="text">
      <style:text-properties officeooo:rsid="00318bbc"/>
    </style:style>
    <style:style style:name="T7" style:family="text">
      <style:text-properties officeooo:rsid="00356754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ize="10pt" fo:font-style="normal" fo:font-weight="normal" officeooo:rsid="004228a4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5"><office:annotation><dc:creator>Gauthier Bastien</dc:creator><dc:date>2011-01-13T14:56:41</dc:date><text:p text:style-name="P24"><text:span text:style-name="T14">do text</text:span></text:p><text:p text:style-name="P24"><text:span text:style-name="T14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6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20"><text:span text:style-name="T10"><office:annotation><dc:creator>Gauthier Bastien</dc:creator><dc:date>2011-01-13T14:56:41</dc:date><text:p text:style-name="P24">do text</text:p><text:p text:style-name="P24">from document(at=tlpe, format='odt')</text:p></office:annotation></text:span><text:span text:style-name="T11">Import depuis </text:span><text:span text:style-name="T13">tlpe</text:span><text:span text:style-name="T11">.odt</text:span></text:p>
            <text:p text:style-name="P12"/>
            <text:p text:style-name="P4">RECOMMANDÉ</text:p>
          </table:table-cell>
        </table:table-row>
      </table:table>
      <text:p text:style-name="P14"/>
      <text:p text:style-name="P2">Transmis<text:span text:style-name="T4">sion</text:span> <text:span text:style-name="T7">des pièces pour recours</text:span></text:p>
      <text:p text:style-name="P3">sur une décision de permis unique</text:p>
      <text:p text:style-name="P1"/>
      <text:p text:style-name="P13"/>
      <text:p text:style-name="P7"/>
      <text:p text:style-name="P8"><office:annotation><dc:creator>Gauthier Bastien</dc:creator><dc:date>2011-02-16T16:12:24</dc:date><text:p text:style-name="P24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4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9"><text:span text:style-name="T6">Monsieur le Fonctionnaire Délégué</text:span>,</text:p>
      <text:p text:style-name="P9"/>
      <text:p text:style-name="P10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10"/>
      <text:list xml:id="list4278398826" text:style-name="L1">
        <text:list-item>
          <text:p text:style-name="P21">l’affiche annonçant l’enquête publique ;</text:p>
        </text:list-item>
        <text:list-item>
          <text:p text:style-name="P22">le certificat d’affichage de l’enquête publique ;</text:p>
        </text:list-item>
        <text:list-item>
          <text:p text:style-name="P22">le procès-verbal de clôture de l'enquête publique ;</text:p>
        </text:list-item>
        <text:list-item>
          <text:p text:style-name="P22">une copie des réclamations ;</text:p>
        </text:list-item>
        <text:list-item>
          <text:p text:style-name="P22">la synthèse des objections et observations écrites et orales formulées au cours de l’enquête ;</text:p>
        </text:list-item>
        <text:list-item>
          <text:p text:style-name="P22">l’avis formulé par le Collège au terme de l’enquête ;</text:p>
        </text:list-item>
        <text:list-item>
          <text:p text:style-name="P22">une copie de la décision querellée ;</text:p>
        </text:list-item>
        <text:list-item>
          <text:p text:style-name="P22">le certificat d'affichage de la décision et copie de l'affiche ;</text:p>
        </text:list-item>
        <text:list-item>
          <text:p text:style-name="P23">les recommandés datés de la notification de la décision aux Fonctionnaires technique et délégué, ainsi qu’au demandeur.</text:p>
        </text:list-item>
      </text:list>
      <text:p text:style-name="P17"/>
      <text:p text:style-name="P18">Dans un courrier ultérieur, vous recevrez le certificat d’affichage du présent recours.</text:p>
      <text:p text:style-name="P19">Veuillez agréer, Monsieur, l’expression de ma meilleure considération.</text:p>
      <text:p text:style-name="P11"/>
      <text:p text:style-name="P11"><office:annotation><dc:creator>Gauthier Bastien</dc:creator><dc:date>2011-01-13T14:56:41</dc:date><text:p text:style-name="P24"><text:span text:style-name="T14">do text</text:span></text:p><text:p text:style-name="P24"><text:span text:style-name="T14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9:31.874357216</dc:date>
    <dc:language>fr-FR</dc:language>
    <meta:editing-cycles>120</meta:editing-cycles>
    <meta:editing-duration>P1DT9H22M5S</meta:editing-duration>
    <meta:document-statistic meta:table-count="1" meta:image-count="0" meta:object-count="0" meta:page-count="1" meta:paragraph-count="24" meta:word-count="206" meta:character-count="1418" meta:non-whitespace-character-count="1265"/>
    <meta:user-defined meta:name="Info 1"/>
    <meta:user-defined meta:name="Info 2"/>
    <meta:user-defined meta:name="Info 3"/>
    <meta:user-defined meta:name="Info 4"/>
  </office:meta>
</office:document-meta>
</file>